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Light" fo:font-size="14pt" officeooo:rsid="00133422" officeooo:paragraph-rsid="00133422" style:font-size-asian="12.25pt" style:font-size-complex="14pt"/>
    </style:style>
    <style:style style:name="P2" style:family="paragraph" style:parent-style-name="Standard">
      <style:text-properties style:font-name="Ubuntu Light" fo:font-size="14pt" officeooo:rsid="001514a1" officeooo:paragraph-rsid="001514a1" style:font-size-asian="12.25pt" style:font-size-complex="14pt"/>
    </style:style>
    <style:style style:name="P3" style:family="paragraph" style:parent-style-name="Standard">
      <style:text-properties style:font-name="Ubuntu Light" fo:font-size="14pt" officeooo:rsid="00172ef9" officeooo:paragraph-rsid="001920fe" style:font-size-asian="12.25pt" style:font-size-complex="14pt"/>
    </style:style>
    <style:style style:name="P4" style:family="paragraph" style:parent-style-name="Standard">
      <style:text-properties style:font-name="Ubuntu Light" fo:font-size="14pt" officeooo:rsid="001920fe" officeooo:paragraph-rsid="001920fe" style:font-size-asian="12.25pt" style:font-size-complex="14pt"/>
    </style:style>
    <style:style style:name="P5" style:family="paragraph" style:parent-style-name="Standard">
      <style:text-properties style:font-name="Ubuntu Light" fo:font-size="14pt" officeooo:rsid="001a2405" officeooo:paragraph-rsid="001a2405" style:font-size-asian="12.25pt" style:font-size-complex="14pt"/>
    </style:style>
    <style:style style:name="P6" style:family="paragraph" style:parent-style-name="Standard">
      <style:text-properties style:font-name="Ubuntu Light" fo:font-size="14pt" officeooo:rsid="001ab3e3" officeooo:paragraph-rsid="001ab3e3" style:font-size-asian="12.25pt" style:font-size-complex="14pt"/>
    </style:style>
    <style:style style:name="P7" style:family="paragraph" style:parent-style-name="Standard" style:list-style-name="L2">
      <style:text-properties style:font-name="Ubuntu Light" fo:font-size="14pt" officeooo:rsid="001b51ec" officeooo:paragraph-rsid="001b51ec" style:font-size-asian="12.25pt" style:font-size-complex="14pt"/>
    </style:style>
    <style:style style:name="P8" style:family="paragraph" style:parent-style-name="Standard">
      <style:text-properties style:font-name="Ubuntu Light" fo:font-size="14pt" officeooo:rsid="001b51ec" officeooo:paragraph-rsid="001b51ec" style:font-size-asian="12.25pt" style:font-size-complex="14pt"/>
    </style:style>
    <style:style style:name="P9" style:family="paragraph" style:parent-style-name="Standard" style:list-style-name="L3">
      <style:text-properties style:font-name="Ubuntu Light" fo:font-size="14pt" officeooo:rsid="001b51ec" officeooo:paragraph-rsid="001b51ec" style:font-size-asian="12.25pt" style:font-size-complex="14pt"/>
    </style:style>
    <style:style style:name="P10" style:family="paragraph" style:parent-style-name="Standard" style:list-style-name="L1">
      <style:text-properties officeooo:paragraph-rsid="001920fe"/>
    </style:style>
    <style:style style:name="T1" style:family="text">
      <style:text-properties officeooo:rsid="0015c822"/>
    </style:style>
    <style:style style:name="T2" style:family="text">
      <style:text-properties style:font-name="Ubuntu Light" fo:font-size="14pt" officeooo:rsid="00172ef9" style:font-size-asian="12.25pt" style:font-size-complex="14pt"/>
    </style:style>
    <style:style style:name="T3" style:family="text">
      <style:text-properties style:font-name="Ubuntu Light" fo:font-size="14pt" officeooo:rsid="001920fe" style:font-size-asian="12.25pt" style:font-size-complex="14pt"/>
    </style:style>
    <style:style style:name="T4" style:family="text">
      <style:text-properties officeooo:rsid="001920fe"/>
    </style:style>
    <style:style style:name="T5" style:family="text">
      <style:text-properties officeooo:rsid="001ab3e3"/>
    </style:style>
    <style:style style:name="T6" style:family="text">
      <style:text-properties officeooo:rsid="001b51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troduction:</text:p>
      <text:p text:style-name="P1">Buongiorno, mi chiamo Giulia Brugnatti e oggi vi presenterò il mio progetto per il corso di Applicazioni e Servizi Web.</text:p>
      <text:p text:style-name="P1"/>
      <text:p text:style-name="P1">Il progetto in questione riguarda l’implementazione di una Single Page Aplication che permetta la connettersi a una piattaforma robotica e gestire la simulazione in esecuzione in quest’ultima tramite la pagina web.</text:p>
      <text:p text:style-name="P1"/>
      <text:p text:style-name="P2">L’idea del progetto nasce in un contesto particolare, <text:span text:style-name="T1">nello specifico</text:span> all’interno del <text:span text:style-name="T1">gruppo</text:span> Alma-X.</text:p>
      <text:p text:style-name="P2"/>
      <text:p text:style-name="P5">Background &amp; prurpose:</text:p>
      <text:p text:style-name="P3">Alma-X è un associazione dell’Università di Bologna <text:span text:style-name="T4">che </text:span>partecipa ad una delle più importanti competizioni robotiche internazionali, la European Rover Challenge.</text:p>
      <text:list xml:id="list1637318489" text:style-name="L1">
        <text:list-item>
          <text:p text:style-name="P10"><text:span text:style-name="T3">Per affrontare le diverse prove che la gara richiede il gruppo che comprende circa</text:span><text:span text:style-name="T2"> una trentina di studenti afferenti a </text:span><text:span text:style-name="T3">diversi</text:span><text:span text:style-name="T2"> dipartimenti dell’Alma Mater </text:span><text:span text:style-name="T3">è organizzato in cinque divisioni le prime quattro delle quali aventi un background che spazia sui vari campi dell’ingegneria, l’ultima al contrario improntata verso le scienze.</text:span></text:p>
        </text:list-item>
      </text:list>
      <text:p text:style-name="P4">Vista la complessità dei software utilizzati per la competizioni, I membri di quest’ultima divisione hanno da sempre trovato estrema difficoltà nell’utilizzarli spesso rinunciandoci completamente.</text:p>
      <text:p text:style-name="P5">Da qui l’idea del progetto che vuole mettere a disposizione un’interfaccia semplice ed intuitiva che permetta a tutti gli studenti di poter utilizzare simulazioni robotiche astraendo dai dettagli specifici della loro gestione a livello di piattaforma.</text:p>
      <text:p text:style-name="P5"/>
      <text:p text:style-name="P5">-----------------------------------------------------------------------------------------------------------</text:p>
      <text:p text:style-name="P5"/>
      <text:p text:style-name="P5">Analysis</text:p>
      <text:p text:style-name="P5">Volendo entrare nel merito delle <text:span text:style-name="T5">diverse fasi del progetto, per quanto riguarda la fase di analisi e nello specifico, quella dei requisiti funzionali si è identificato il bisogno di avere come minimo una Home page che accogliesse gli utenti al caricamento della pagina, una pagina di autenticazione e quella di simulazione vera e propria.</text:span></text:p>
      <text:p text:style-name="P6">Visti gli obiettivi che ci si era proposti al momento dell’ideazione del progetto I principali requisiti non funzionali identificati sono stati l’usabilità, la sicurezza e l’accessibilità.</text:p>
      <text:p text:style-name="P6"/>
      <text:p text:style-name="P5">-----------------------------------------------------------------------------------------------------------</text:p>
      <text:p text:style-name="P6">Design &amp; Develop</text:p>
      <text:p text:style-name="P8">Design </text:p>
      <text:p text:style-name="P6"><text:soft-page-break/>Per le fasi di design e sviluppo e nello specifico entrando innanzitutto nel merito delle metodologie <text:span text:style-name="T6">e negli strumenti </text:span>utilizzat<text:span text:style-name="T6">i</text:span> per lo sviluppo del progetto quell<text:span text:style-name="T6">i</text:span> principali sono stat<text:span text:style-name="T6">i</text:span>:</text:p>
      <text:list xml:id="list2546444881" text:style-name="L2">
        <text:list-item>
          <text:p text:style-name="P7">il User Centered Design;</text:p>
        </text:list-item>
        <text:list-item>
          <text:p text:style-name="P7">la Target User Analysis;</text:p>
        </text:list-item>
        <text:list-item>
          <text:p text:style-name="P7">Scenarios ;</text:p>
        </text:list-item>
        <text:list-item>
          <text:p text:style-name="P7">Mockup;</text:p>
          <text:p text:style-name="P7"/>
        </text:list-item>
      </text:list>
      <text:p text:style-name="P8">Architecture</text:p>
      <text:p text:style-name="P8">Per quanto riguarda l’architettura; il progetto è composto da tre macrosezioni: </text:p>
      <text:list xml:id="list2592110799" text:style-name="L3">
        <text:list-item>
          <text:p text:style-name="P9">la pagina web vera e propria;</text:p>
        </text:list-item>
        <text:list-item>
          <text:p text:style-name="P9">il database per la gestione dell’autenticazione;</text:p>
        </text:list-item>
        <text:list-item>
          <text:p text:style-name="P9">il middleware robotico sul quale è in esecuzione la simulazione;</text:p>
        </text:list-item>
      </text:list>
      <text:p text:style-name="P8">La pagina web è stata organizzata in maniera modulare seguendo I principi di decomposizione per facilitare tra gli le fasi di debugging.</text:p>
      <text:p text:style-name="P8">Nello specifico in violetto si possono notare I componenti principali dell’applicazione composti a loro volta da sotto-componenti elementari. </text:p>
      <text:p text:style-name="P8"/>
      <text:p text:style-name="P8">Il database è utilizzato solamente per la gestione dell’autenticazione degli utenti, è quindi composto da una sola tabella piuttosto basica.</text:p>
      <text:p text:style-name="P8"/>
      <text:p text:style-name="P8">Il middleware robotico è senza ombra di dubbio la parte più complessa dell’applicazione, in quanto è stata utilizzata per la simulazione è stata utilizzata quella ufficiale della ERC 2021.</text:p>
      <text:p text:style-name="P8">Nell’immagine viene riportato quello che è un grafo dei principali componenti dell’applicazione che non verrà in questa sede analizzato oltre in quanto l’obiettivo del progetto era quello di astrarre da questi dettagli implementativi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02T10:12:51.873465317</meta:creation-date>
    <dc:date>2021-09-02T11:40:42.917011826</dc:date>
    <meta:editing-duration>PT13M26S</meta:editing-duration>
    <meta:editing-cycles>2</meta:editing-cycles>
    <meta:generator>LibreOffice/7.1.5.2$Linux_X86_64 LibreOffice_project/c18cfcb0f8824ad4ef2fc2ec0bd004713f8a9d14</meta:generator>
    <meta:document-statistic meta:table-count="0" meta:image-count="0" meta:object-count="0" meta:page-count="2" meta:paragraph-count="32" meta:word-count="492" meta:character-count="3518" meta:non-whitespace-character-count="3063"/>
  </office:meta>
</office:document-meta>
</file>